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1755d"/>
    </style:style>
    <style:style style:name="P2" style:family="paragraph" style:parent-style-name="Standard">
      <style:text-properties officeooo:paragraph-rsid="0011755d"/>
    </style:style>
    <style:style style:name="P3" style:family="paragraph" style:parent-style-name="Standard">
      <style:paragraph-properties fo:break-before="page"/>
      <style:text-properties officeooo:paragraph-rsid="0011755d"/>
    </style:style>
    <style:style style:name="P4" style:family="paragraph" style:parent-style-name="Standard">
      <style:text-properties officeooo:rsid="00199264" officeooo:paragraph-rsid="001992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 = 10_000 L = 1_000</text:p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1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1</text:p>
      <text:p text:style-name="P1">r = 1</text:p>
      <text:p text:style-name="P1">False Positive = 0.0</text:p>
      <text:p text:style-name="P1">False Negative = 0.4683</text:p>
      <text:p text:style-name="P1"/>
      <text:p text:style-name="P1">___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1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2</text:p>
      <text:p text:style-name="P1">False Positive = 0.0</text:p>
      <text:p text:style-name="P1">False Negative = 0.2393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oft-page-break/><text:s text:c="4"/>6. Criteria 5.0 </text:p>
      <text:p text:style-name="P1"><text:s text:c="4"/></text:p>
      <text:p text:style-name="P1">Criteria = 1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3</text:p>
      <text:p text:style-name="P1">False Positive = 0.0</text:p>
      <text:p text:style-name="P1">False Negative = 0.5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1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4</text:p>
      <text:p text:style-name="P1">False Positive = 0.0</text:p>
      <text:p text:style-name="P1">False Negative = 0.5</text:p>
      <text:p text:style-name="P1"/>
      <text:p text:style-name="P1">______________________________________________</text:p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2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1</text:p>
      <text:p text:style-name="P1">r = 5</text:p>
      <text:p text:style-name="P1"><text:soft-page-break/>False Positive = 0.0</text:p>
      <text:p text:style-name="P1">False Negative = 0.5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2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2</text:p>
      <text:p text:style-name="P1">False Positive = 0.0</text:p>
      <text:p text:style-name="P1">False Negative = 0.2436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2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3</text:p>
      <text:p text:style-name="P1">False Positive = 0.0</text:p>
      <text:p text:style-name="P1">False Negative = 0.5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oft-page-break/><text:s text:c="4"/>5. Criteria 4.0</text:p>
      <text:p text:style-name="P1"><text:s text:c="4"/>6. Criteria 5.0 </text:p>
      <text:p text:style-name="P1"><text:s text:c="4"/></text:p>
      <text:p text:style-name="P1">Criteria = 2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4</text:p>
      <text:p text:style-name="P1">False Positive = 0.0</text:p>
      <text:p text:style-name="P1">False Negative = 0.5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3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1</text:p>
      <text:p text:style-name="P1">r = 10</text:p>
      <text:p text:style-name="P1">False Positive = 0.5</text:p>
      <text:p text:style-name="P1">False Negative = 0.0</text:p>
      <text:p text:style-name="P1">___________________________________________________</text:p>
      <text:p text:style-name="P1"/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3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oft-page-break/><text:s text:c="4"/>4. Fibonacci</text:p>
      <text:p text:style-name="P1"><text:s text:c="4"/></text:p>
      <text:p text:style-name="P1">Distortion = 2</text:p>
      <text:p text:style-name="P1">False Positive = 0.5</text:p>
      <text:p text:style-name="P1">False Negative = 0.0</text:p>
      <text:p text:style-name="P1">___________________________________________________</text:p>
      <text:p text:style-name="P1"/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3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3</text:p>
      <text:p text:style-name="P1">False Positive = 0.5</text:p>
      <text:p text:style-name="P1">False Negative = 0.0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3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4</text:p>
      <text:p text:style-name="P1">False Positive = 0.5</text:p>
      <text:p text:style-name="P1">False Negative = 0.0</text:p>
      <text:p text:style-name="P1">___________________________________________________</text:p>
      <text:p text:style-name="P1"/>
      <text:p text:style-name="P1">l = 1</text:p>
      <text:p text:style-name="P1"/>
      <text:p text:style-name="P1"><text:soft-page-break/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4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1</text:p>
      <text:p text:style-name="P1">r = 5</text:p>
      <text:p text:style-name="P1">False Positive = 0.0</text:p>
      <text:p text:style-name="P1">False Negative = 0.5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4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2</text:p>
      <text:p text:style-name="P1">False Positive = 0.0</text:p>
      <text:p text:style-name="P1">False Negative = 0.5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4</text:p>
      <text:p text:style-name="P1"/>
      <text:p text:style-name="P1"><text:soft-page-break/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3</text:p>
      <text:p text:style-name="P1">False Positive = 0.0</text:p>
      <text:p text:style-name="P1">False Negative = 0.5</text:p>
      <text:p text:style-name="P1">___________________________________________________</text:p>
      <text:p text:style-name="P1"/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4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4</text:p>
      <text:p text:style-name="P1">False Positive = 0.0</text:p>
      <text:p text:style-name="P1">False Negative = 0.5</text:p>
      <text:p text:style-name="P1">___________________________________________________</text:p>
      <text:p text:style-name="P1"/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5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1</text:p>
      <text:p text:style-name="P1">r = 1</text:p>
      <text:p text:style-name="P1">False Positive = 0.5</text:p>
      <text:p text:style-name="P1"><text:soft-page-break/>False Negative = 0.0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5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2</text:p>
      <text:p text:style-name="P1">False Positive = 0.5</text:p>
      <text:p text:style-name="P1">False Negative = 0.0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5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3</text:p>
      <text:p text:style-name="P1">False Positive = 0.5</text:p>
      <text:p text:style-name="P1">False Negative = 0.0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oft-page-break/><text:s text:c="4"/>6. Criteria 5.0 </text:p>
      <text:p text:style-name="P1"><text:s text:c="4"/></text:p>
      <text:p text:style-name="P1">Criteria = 5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4</text:p>
      <text:p text:style-name="P1">False Positive = 0.5</text:p>
      <text:p text:style-name="P1">False Negative = 0.0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6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Distortion = 1</text:p>
      <text:p text:style-name="P1">r = 10</text:p>
      <text:p text:style-name="P1">False Positive = 0.49765</text:p>
      <text:p text:style-name="P1">False Negative = 0.0</text:p>
      <text:p text:style-name="P1">___________________________________________________</text:p>
      <text:p text:style-name="P1"/>
      <text:p text:style-name="P1">l = 1</text:p>
      <text:p text:style-name="P1"/>
      <text:p text:style-name="P1"><text:s text:c="4"/>1. Criteria 2.0</text:p>
      <text:p text:style-name="P1"><text:s text:c="4"/>2. Criteria 2.1</text:p>
      <text:p text:style-name="P1"><text:s text:c="4"/>3. Criteria 2.2</text:p>
      <text:p text:style-name="P1"><text:s text:c="4"/>4. Criteria 2.3</text:p>
      <text:p text:style-name="P1"><text:s text:c="4"/>5. Criteria 4.0</text:p>
      <text:p text:style-name="P1"><text:s text:c="4"/>6. Criteria 5.0 </text:p>
      <text:p text:style-name="P1"><text:s text:c="4"/></text:p>
      <text:p text:style-name="P1">Criteria = 6</text:p>
      <text:p text:style-name="P1"/>
      <text:p text:style-name="P1"><text:s text:c="4"/>1. Vigenere</text:p>
      <text:p text:style-name="P1"><text:s text:c="4"/>2. Affinity</text:p>
      <text:p text:style-name="P1"><text:s text:c="4"/>3. Uniform</text:p>
      <text:p text:style-name="P1"><text:s text:c="4"/>4. Fibonacci</text:p>
      <text:p text:style-name="P1"><text:s text:c="4"/></text:p>
      <text:p text:style-name="P1"><text:soft-page-break/>Distortion = 2</text:p>
      <text:p text:style-name="P1">False Positive = 0.49765</text:p>
      <text:p text:style-name="P1">False Negative = 0.25705</text:p>
      <text:p text:style-name="P1">__________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05:09.872562851</meta:creation-date>
    <dc:date>2022-11-27T19:08:28.871384219</dc:date>
    <meta:editing-duration>PT16M9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1" meta:paragraph-count="402" meta:word-count="991" meta:character-count="6730" meta:non-whitespace-character-count="5019"/>
  </office:meta>
</office:document-meta>
</file>